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1bf738" style:font-weight-asian="bold" style:font-weight-complex="bold"/>
    </style:style>
    <style:style style:name="P3" style:family="paragraph" style:parent-style-name="Standard">
      <style:text-properties fo:color="#004586" loext:opacity="100%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fo:color="#c5000b" loext:opacity="100%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normal" fo:font-weight="bold" officeooo:paragraph-rsid="001bf738" style:font-style-asian="normal" style:font-weight-asian="bold" style:font-style-complex="normal" style:font-weight-complex="bold"/>
    </style:style>
    <style:style style:name="P6" style:family="paragraph" style:parent-style-name="Standard">
      <style:text-properties fo:color="#004586" loext:opacity="100%" style:text-underline-style="solid" style:text-underline-width="auto" style:text-underline-color="font-color" fo:font-weight="bold" officeooo:rsid="0023ea00" officeooo:paragraph-rsid="0023ea00" style:font-weight-asian="bold" style:font-weight-complex="bold"/>
    </style:style>
    <style:style style:name="P7" style:family="paragraph" style:parent-style-name="Standard">
      <style:text-properties fo:color="#c5000b" loext:opacity="100%" style:text-underline-style="none" fo:font-weight="bold" officeooo:rsid="0023ea00" officeooo:paragraph-rsid="0023ea00" style:font-weight-asian="bold" style:font-weight-complex="bold"/>
    </style:style>
    <style:style style:name="P8" style:family="paragraph" style:parent-style-name="Standard">
      <style:text-properties fo:color="#c5000b" loext:opacity="100%" style:text-underline-style="none" fo:font-weight="bold" officeooo:rsid="0023ea00" officeooo:paragraph-rsid="00254e86" style:font-weight-asian="bold" style:font-weight-complex="bold"/>
    </style:style>
    <style:style style:name="P9" style:family="paragraph" style:parent-style-name="Standard">
      <style:text-properties fo:color="#000000" loext:opacity="100%" style:text-underline-style="none" fo:font-weight="bold" officeooo:rsid="0023ea00" officeooo:paragraph-rsid="0023ea00" style:font-weight-asian="bold" style:font-weight-complex="bold"/>
    </style:style>
    <style:style style:name="P10" style:family="paragraph" style:parent-style-name="Standard">
      <style:text-properties fo:color="#000000" loext:opacity="100%" style:text-underline-style="none" fo:font-weight="bold" officeooo:rsid="00254e86" officeooo:paragraph-rsid="00254e86" style:font-weight-asian="bold" style:font-weight-complex="bold"/>
    </style:style>
    <style:style style:name="P11" style:family="paragraph" style:parent-style-name="Standard">
      <style:text-properties fo:color="#004586" loext:opacity="100%" style:text-underline-style="solid" style:text-underline-width="auto" style:text-underline-color="font-color" fo:font-weight="bold" officeooo:rsid="00254e86" officeooo:paragraph-rsid="00254e86" style:font-weight-asian="bold" style:font-weight-complex="bold"/>
    </style:style>
    <style:style style:name="P12" style:family="paragraph" style:parent-style-name="Standard">
      <style:text-properties fo:color="#000000" loext:opacity="100%" style:text-underline-style="none" fo:font-weight="bold" officeooo:rsid="0023ea00" officeooo:paragraph-rsid="00254e86" style:font-weight-asian="bold" style:font-weight-complex="bold"/>
    </style:style>
    <style:style style:name="P13" style:family="paragraph" style:parent-style-name="Standard">
      <style:text-properties fo:color="#000000" loext:opacity="100%" style:text-underline-style="none" fo:font-weight="bold" officeooo:rsid="0025b9ae" officeooo:paragraph-rsid="0025b9ae" style:font-weight-asian="bold" style:font-weight-complex="bold"/>
    </style:style>
    <style:style style:name="P14" style:family="paragraph" style:parent-style-name="Standard">
      <style:text-properties fo:color="#004586" loext:opacity="100%" style:text-underline-style="solid" style:text-underline-width="auto" style:text-underline-color="font-color" fo:font-weight="bold" officeooo:rsid="0025b9ae" officeooo:paragraph-rsid="0025b9ae" style:font-weight-asian="bold" style:font-weight-complex="bold"/>
    </style:style>
    <style:style style:name="P15" style:family="paragraph" style:parent-style-name="Standard">
      <style:text-properties fo:color="#004586" loext:opacity="100%" style:text-underline-style="solid" style:text-underline-width="auto" style:text-underline-color="font-color" fo:font-weight="bold" officeooo:rsid="00262f8e" officeooo:paragraph-rsid="00262f8e" style:font-weight-asian="bold" style:font-weight-complex="bold"/>
    </style:style>
    <style:style style:name="P16" style:family="paragraph" style:parent-style-name="Standard">
      <style:text-properties fo:color="#000000" loext:opacity="100%" style:text-underline-style="none" fo:font-weight="bold" officeooo:rsid="00262f8e" officeooo:paragraph-rsid="00262f8e" style:font-weight-asian="bold" style:font-weight-complex="bold"/>
    </style:style>
    <style:style style:name="P17" style:family="paragraph" style:parent-style-name="Standard">
      <style:text-properties fo:color="#004586" loext:opacity="100%" style:text-underline-style="solid" style:text-underline-width="auto" style:text-underline-color="font-color" fo:font-weight="bold" officeooo:rsid="00262f8e" officeooo:paragraph-rsid="00262f8e" fo:background-color="transparent" style:font-weight-asian="bold" style:font-weight-complex="bold"/>
    </style:style>
    <style:style style:name="P18" style:family="paragraph" style:parent-style-name="Standard">
      <style:text-properties fo:color="#004586" loext:opacity="100%" style:text-underline-style="none" fo:font-weight="bold" officeooo:rsid="00262f8e" officeooo:paragraph-rsid="00262f8e" fo:background-color="transparent" style:font-weight-asian="bold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1c6699"/>
    </style:style>
    <style:style style:name="T3" style:family="text">
      <style:text-properties fo:color="#000000" loext:opacity="100%" officeooo:rsid="001e2c00"/>
    </style:style>
    <style:style style:name="T4" style:family="text">
      <style:text-properties fo:color="#000000" loext:opacity="100%" officeooo:rsid="001ea783"/>
    </style:style>
    <style:style style:name="T5" style:family="text">
      <style:text-properties fo:color="#000000" loext:opacity="100%" officeooo:rsid="001fc70e"/>
    </style:style>
    <style:style style:name="T6" style:family="text">
      <style:text-properties fo:color="#000000" loext:opacity="100%" officeooo:rsid="001bf738"/>
    </style:style>
    <style:style style:name="T7" style:family="text">
      <style:text-properties fo:color="#000000" loext:opacity="100%" officeooo:rsid="00214a34"/>
    </style:style>
    <style:style style:name="T8" style:family="text">
      <style:text-properties fo:color="#000000" loext:opacity="100%" officeooo:rsid="0023cda1"/>
    </style:style>
    <style:style style:name="T9" style:family="text">
      <style:text-properties fo:color="#000000" loext:opacity="100%" officeooo:rsid="002235ae"/>
    </style:style>
    <style:style style:name="T10" style:family="text">
      <style:text-properties fo:color="#000000" loext:opacity="100%" officeooo:rsid="0022018b"/>
    </style:style>
    <style:style style:name="T11" style:family="text">
      <style:text-properties fo:color="#000000" loext:opacity="100%" officeooo:rsid="00254e86"/>
    </style:style>
    <style:style style:name="T12" style:family="text">
      <style:text-properties officeooo:rsid="00254e86"/>
    </style:style>
    <style:style style:name="T13" style:family="text">
      <style:text-properties fo:color="#c5000b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DE IPV4 E IPV6 </text:p>
      <text:p text:style-name="P2">|---------------------------------------------------|IPv4|----------------------------------------------------|</text:p>
      <text:p text:style-name="Standard"/>
      <text:p text:style-name="P3">EJERCICIO 1</text:p>
      <text:p text:style-name="P4">IP:<text:span text:style-name="T1"> 10.0.5.18/16</text:span></text:p>
      <text:p text:style-name="P4">Dirección de red:<text:span text:style-name="T1"> 10.0.0.0</text:span></text:p>
      <text:p text:style-name="P4">Dirección de broadcast: <text:span text:style-name="T1">10.0.255.255</text:span></text:p>
      <text:p text:style-name="P4">Primer host disponible: <text:span text:style-name="T1">10.0,</text:span><text:span text:style-name="T2">0</text:span><text:span text:style-name="T1">.1</text:span></text:p>
      <text:p text:style-name="P4">Último host disponible: <text:span text:style-name="T1">10.0.25</text:span><text:span text:style-name="T2">5</text:span><text:span text:style-name="T1">.254</text:span></text:p>
      <text:p text:style-name="P4">Número de hosts disponibles: <text:span text:style-name="T1">2^(32-16) - 2 = 65,536 - 2 = 65,534</text:span></text:p>
      <text:p text:style-name="P4"/>
      <text:p text:style-name="P3">EJERCICIO 2</text:p>
      <text:p text:style-name="P4">IP: <text:span text:style-name="T1">172.16.100.200/20</text:span></text:p>
      <text:p text:style-name="P4">Dirección de red: <text:span text:style-name="T1"><text:s/></text:span><text:span text:style-name="T3">172.16.96.0</text:span></text:p>
      <text:p text:style-name="P4">Dirección de broadcast: <text:span text:style-name="T4">172.16.111.255</text:span></text:p>
      <text:p text:style-name="P4">Primer host disponible: <text:span text:style-name="T3">172.16.96.1</text:span></text:p>
      <text:p text:style-name="P4">Último host disponible: <text:span text:style-name="T3">172.</text:span><text:span text:style-name="T4">16.111.254</text:span></text:p>
      <text:p text:style-name="P4">Número de hosts disponibles: <text:span text:style-name="T1">2^(32-20) - 2 = 4096 - 2 = 4,094</text:span></text:p>
      <text:p text:style-name="P4"/>
      <text:p text:style-name="P3">EJERCICIO 3</text:p>
      <text:p text:style-name="P4">IP: <text:span text:style-name="T1">192.168.1.130/25</text:span></text:p>
      <text:p text:style-name="P4">Dirección de red: <text:span text:style-name="T5">192.168.1.128</text:span></text:p>
      <text:p text:style-name="P4">Dirección de broadcast: <text:span text:style-name="T4">192.168.1.255</text:span></text:p>
      <text:p text:style-name="P4">Primer host disponible: <text:span text:style-name="T5">192.168.1.129</text:span></text:p>
      <text:p text:style-name="P4">Último host disponible: <text:span text:style-name="T5">192.168.1.254</text:span></text:p>
      <text:p text:style-name="P4">Número de hosts disponibles: <text:span text:style-name="T1">2^(32-25) - 2 = 128 - 2 = 121</text:span></text:p>
      <text:p text:style-name="P4"/>
      <text:p text:style-name="P3">EJERCICIO 4</text:p>
      <text:p text:style-name="P4">IP: <text:span text:style-name="T1">192.168.100.75/26</text:span></text:p>
      <text:p text:style-name="P4">Dirección de red: <text:span text:style-name="T5">192.168.100.64</text:span></text:p>
      <text:p text:style-name="P4">Dirección de broadcast: <text:span text:style-name="T5">192.168.100.127</text:span></text:p>
      <text:p text:style-name="P4">Primer host disponible:<text:span text:style-name="T1"> </text:span><text:span text:style-name="T5">192.168.100.65</text:span></text:p>
      <text:p text:style-name="P4">Último host disponible: <text:span text:style-name="T5">192.168.100.126</text:span></text:p>
      <text:p text:style-name="P4">Número de hosts disponibles: <text:span text:style-name="T1">2^(32-</text:span><text:span text:style-name="T6">26) – 2 = 64 – 2 = 62</text:span></text:p>
      <text:p text:style-name="Standard"/>
      <text:p text:style-name="P3">EJERCICIO 5</text:p>
      <text:p text:style-name="P4">IP: <text:span text:style-name="T1">192.168.1.1/30</text:span></text:p>
      <text:p text:style-name="P4">Dirección de red: <text:span text:style-name="T5">192.168.1.</text:span><text:span text:style-name="T7">0</text:span></text:p>
      <text:p text:style-name="P4">Dirección de broadcast: <text:span text:style-name="T7">192.168.1.3</text:span></text:p>
      <text:p text:style-name="P4">Primer host disponible: <text:span text:style-name="T7">192.168.1.1</text:span></text:p>
      <text:p text:style-name="P4">Último host disponible:<text:span text:style-name="T1"> </text:span><text:span text:style-name="T7">192.168.1.2</text:span></text:p>
      <text:p text:style-name="P4">Número de hosts disponibles: <text:span text:style-name="T6">2^(32-30) – 2 = 4 – 2 = 2</text:span></text:p>
      <text:p text:style-name="P4"/>
      <text:p text:style-name="P3"><text:soft-page-break/>EJERCICIO 6</text:p>
      <text:p text:style-name="P4">IP: <text:span text:style-name="T1">10.10.10.10/23</text:span></text:p>
      <text:p text:style-name="P4">Dirección de red: <text:span text:style-name="T7">10.10.8.0</text:span></text:p>
      <text:p text:style-name="P4">Dirección de broadcast: <text:span text:style-name="T1"><text:s/></text:span><text:span text:style-name="T8">10.10.11.255</text:span></text:p>
      <text:p text:style-name="P4">Primer host disponible: <text:span text:style-name="T9">10.10.8.1</text:span></text:p>
      <text:p text:style-name="P4">Último host disponible: <text:span text:style-name="T8">10.10.11.254</text:span></text:p>
      <text:p text:style-name="P4">Número de hosts disponibles:<text:span text:style-name="T1"> </text:span><text:span text:style-name="T6">2^(32-23) – 2 = 512 – 2 = 510</text:span></text:p>
      <text:p text:style-name="P4"/>
      <text:p text:style-name="P3">EJERCICIO 7</text:p>
      <text:p text:style-name="P4">IP: <text:span text:style-name="T1">192.168.200.100/27</text:span></text:p>
      <text:p text:style-name="P4">Dirección de red: <text:span text:style-name="T10">192.168.200.96</text:span></text:p>
      <text:p text:style-name="P4">Dirección de broadcast: <text:span text:style-name="T8">192.16.200.127</text:span></text:p>
      <text:p text:style-name="P4">Primer host disponible: <text:span text:style-name="T9">192.168.200.97</text:span></text:p>
      <text:p text:style-name="P4">Último host disponible: <text:span text:style-name="T8">192.16.200.126</text:span></text:p>
      <text:p text:style-name="P4">Número de hosts disponibles:<text:span text:style-name="T1"> </text:span><text:span text:style-name="T6">2^(32-27) – 2 = 32 – 2 = 30</text:span></text:p>
      <text:p text:style-name="P4"/>
      <text:p text:style-name="P3">EJERCICIO 8</text:p>
      <text:p text:style-name="P4">IP: <text:span text:style-name="T1">172.16.33.33/19</text:span></text:p>
      <text:p text:style-name="P4">Dirección de red: <text:span text:style-name="T10">172.16.32.0</text:span></text:p>
      <text:p text:style-name="P4">Dirección de broadcast: <text:span text:style-name="T8">172.16.63.255</text:span></text:p>
      <text:p text:style-name="P4">Primer host disponible: <text:span text:style-name="T9">172.16.32.1</text:span></text:p>
      <text:p text:style-name="P4">Último host disponible: <text:span text:style-name="T8">172.16.63.254</text:span></text:p>
      <text:p text:style-name="P4">Número de hosts disponibles:<text:span text:style-name="T1"> </text:span><text:span text:style-name="T6">2^(32-19) – 2 = 8,192 – 2 = 8,190</text:span></text:p>
      <text:p text:style-name="P4"/>
      <text:p text:style-name="P3">EJERCICIO 9</text:p>
      <text:p text:style-name="P4">IP: <text:span text:style-name="T1">192.0.2.146/28</text:span></text:p>
      <text:p text:style-name="P4">Dirección de red: <text:span text:style-name="T10">192.0.2.144</text:span></text:p>
      <text:p text:style-name="P4">Dirección de broadcast: <text:span text:style-name="T8">192.0.2.159</text:span></text:p>
      <text:p text:style-name="P4">Primer host disponible: <text:span text:style-name="T9">192.0.2.145</text:span></text:p>
      <text:p text:style-name="P4">Último host disponible: <text:span text:style-name="T8">192.0.2.158</text:span></text:p>
      <text:p text:style-name="P4">Número de hosts disponibles: <text:span text:style-name="T6">2^(32-28) – 2 = 16 – 2 = 14</text:span></text:p>
      <text:p text:style-name="Standard"/>
      <text:p text:style-name="P5">|---------------------------------------------------|IPv6|---------------------------------------------------|</text:p>
      <text:p text:style-name="Standard"/>
      <text:p text:style-name="P6">EJERCICIO 1</text:p>
      <text:p text:style-name="P7">IPv6 completa: <text:span text:style-name="T1">fe80:0000:0000:0000:0202:b3ff:fe1e:8329 </text:span></text:p>
      <text:p text:style-name="P8"><text:span text:style-name="T11">I</text:span><text:span text:style-name="T12">PV6 eliminado 0 IZQ. :</text:span><text:span text:style-name="T11"> </text:span><text:span text:style-name="T1">fe80:0:0:0:202:b3ff:fe1e:8329</text:span></text:p>
      <text:p text:style-name="P7">IPv6 comprimido:<text:span text:style-name="T1"> fe80::202:b3ff:fe1e:8329</text:span></text:p>
      <text:p text:style-name="P7"><text:span text:style-name="T1"/></text:p>
      <text:p text:style-name="P6">EJERCICIO 2</text:p>
      <text:p text:style-name="P9"><text:span text:style-name="T13">IPv6 comprimida:</text:span> 2001:db8::8a2e:370:7334 </text:p>
      <text:p text:style-name="P10"><text:span text:style-name="T13">IPV6 eliminado 0 IZQ. :</text:span> 2001:db8:0:0:0:8a2e:0370:7334</text:p>
      <text:p text:style-name="P9"><text:span text:style-name="T13">IPv6 con ceros:</text:span> 2001:0db8:0000:<text:span text:style-name="T12">0000</text:span>:<text:span text:style-name="T12">0000:0</text:span>8a2e:0970:7334</text:p>
      <text:p text:style-name="P11"><text:soft-page-break/>EJERCICIO 3</text:p>
      <text:p text:style-name="P10"><text:span text:style-name="T13">IPv6 completa:</text:span> 2001:0db8:0000:0000:0000:ff00:0042:8329 </text:p>
      <text:p text:style-name="P10"><text:span text:style-name="T13">IPv6 eliminado 0 IZQ. :</text:span> 2001:db8:0:0:0:ff00:42:8329</text:p>
      <text:p text:style-name="P10"><text:span text:style-name="T13">IPv6 comprimida:</text:span> 2001:db8: :ff00:42:8329</text:p>
      <text:p text:style-name="P10"/>
      <text:p text:style-name="P11">EJERCICIO 4</text:p>
      <text:p text:style-name="P10"><text:span text:style-name="T13">IPv6 comprimida:</text:span> ::1 </text:p>
      <text:p text:style-name="P10"><text:span text:style-name="T13">IPV6 eliminado 0 IZQ. :</text:span> 0:0:0:0:0:0:0:1</text:p>
      <text:p text:style-name="P12"><text:span text:style-name="T13">IPv6 con ceros: </text:span><text:span text:style-name="T12">0000:0000:0000:0000:0000:0000:0000:0001</text:span></text:p>
      <text:p text:style-name="P12"/>
      <text:p text:style-name="P11">EJERCICIO 5</text:p>
      <text:p text:style-name="P13"><text:span text:style-name="T13">IPv6 completa:</text:span> fd00:0:0:0:0:0:0:1 </text:p>
      <text:p text:style-name="P13"><text:span text:style-name="T13">IPv6 con ceros:</text:span> fd00:0000:0000:0000:0000:0000:0000:0001</text:p>
      <text:p text:style-name="P13"><text:span text:style-name="T13">IPv6 comprimido:</text:span> fd00: :1</text:p>
      <text:p text:style-name="P13"/>
      <text:p text:style-name="P14">EJERCICIO 6</text:p>
      <text:p text:style-name="P13"><text:span text:style-name="T13">IPv6 comprimida: </text:span>2001:db8:1:: </text:p>
      <text:p text:style-name="P13"><text:span text:style-name="T13">IPv6 con ceros:</text:span> 2001:0db8:0001:0000:0000:0000:0000:0000</text:p>
      <text:p text:style-name="P13"><text:span text:style-name="T13">IPv6 eliminado 0 IZQ. :</text:span> 2001:db8:1:0:0:0:0:0</text:p>
      <text:p text:style-name="P13"/>
      <text:p text:style-name="P14">EJERCICIO 7</text:p>
      <text:p text:style-name="P13"><text:span text:style-name="T13">IPv6 completa:</text:span> 2001:0db8:0000:0000:8a2e:0370:0000:7334 </text:p>
      <text:p text:style-name="P13"><text:span text:style-name="T13">IPv6 eliminado 0 IZQ. : </text:span>2001:db8:0:0:8a2e:370:0:7334</text:p>
      <text:p text:style-name="P13"><text:span text:style-name="T13">IPv6 comprimida: </text:span>2001:db8: :8a2e:370:0:7334</text:p>
      <text:p text:style-name="P13"/>
      <text:p text:style-name="P15">EJERCICIO 8</text:p>
      <text:p text:style-name="P16"><text:span text:style-name="T13">IPv6 comprimida: </text:span>fe80::1ff:fe23:4567:890a </text:p>
      <text:p text:style-name="P16"><text:span text:style-name="T13">IPv6 completa: </text:span>fe80:0000:0000:0000:01ff:fe23:4567:890a</text:p>
      <text:p text:style-name="P16"><text:span text:style-name="T13">IPv6 eliminado 0 IZQ. :</text:span> fe80:0:0:0:1ff:fe23:4567:890a</text:p>
      <text:p text:style-name="P16"/>
      <text:p text:style-name="P17">EJERCICIO 9</text:p>
      <text:p text:style-name="P18"><text:span text:style-name="T13">IPv6 completa:</text:span> <text:span text:style-name="T1">0:0:0:0:0:ffff:c00a:2ff </text:span></text:p>
      <text:p text:style-name="P18"><text:span text:style-name="T13">IPv6 comprimida: </text:span><text:span text:style-name="T1">: :ffff:c00a:2ff</text:span></text:p>
      <text:p text:style-name="P18"><text:span text:style-name="T13">IPv6 con ceros:</text:span><text:span text:style-name="T1"> 0000:0000:0000:0000:0000:ffff:c00a:02ff</text:span></text:p>
      <text:p text:style-name="P18"><text:span text:style-name="T1"/></text:p>
      <text:p text:style-name="P17">EJERCICIO 10</text:p>
      <text:p text:style-name="P18"><text:span text:style-name="T13">IPv6 comprimida: </text:span><text:span text:style-name="T1">::ffff:192.0.2.128 → a hexadecimal [192.0] y [2.128] → c0 00 y 02 80 </text:span></text:p>
      <text:p text:style-name="P18"><text:span text:style-name="T13">IPv6 con ceros: </text:span><text:span text:style-name="T1">0000:0000:0000:0000:0000:ffff:c000:0280</text:span></text:p>
      <text:p text:style-name="P18"><text:span text:style-name="T13">IPv6 eliminado 0 IZQ. : </text:span><text:span text:style-name="T1">0:0:0:0:0:ffff:c000:280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gency FB" fo:font-family="'Agency FB'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gency FB" fo:font-family="'Agency FB'" fo:font-size="12pt"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2T01:31:07.296000000</meta:creation-date>
    <dc:date>2025-05-22T16:41:39.732000000</dc:date>
    <meta:editing-duration>PT38M41S</meta:editing-duration>
    <meta:editing-cycles>1</meta:editing-cycles>
    <meta:document-statistic meta:table-count="0" meta:image-count="0" meta:object-count="0" meta:page-count="3" meta:paragraph-count="106" meta:word-count="452" meta:character-count="3818" meta:non-whitespace-character-count="3451"/>
    <meta:generator>LibreOffice/24.8.6.2$Windows_X86_64 LibreOffice_project/6d98ba145e9a8a39fc57bcc76981d1fb1316c60c</meta:generator>
  </office:meta>
</office:document-meta>
</file>